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, Arial"/>
    <style:font-face style:name="CMSS12" svg:font-family="CMSS12"/>
    <style:font-face style:name="Roboto-Regular" svg:font-family="Roboto-Regular, helvetica, arial, sans-serif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35d" officeooo:paragraph-rsid="0016b35d"/>
    </style:style>
    <style:style style:name="P2" style:family="paragraph" style:parent-style-name="Standard">
      <style:paragraph-properties fo:text-align="start" style:justify-single-word="false"/>
      <style:text-properties officeooo:rsid="0016cd85" officeooo:paragraph-rsid="0016cd85"/>
    </style:style>
    <style:style style:name="P3" style:family="paragraph" style:parent-style-name="Standard">
      <style:paragraph-properties fo:text-align="start" style:justify-single-word="false"/>
      <style:text-properties fo:color="#000000" style:font-name="HelveticaNeue" fo:font-size="11pt" officeooo:rsid="0016cd85" officeooo:paragraph-rsid="0016cd85" style:font-size-asian="11pt"/>
    </style:style>
    <style:style style:name="P4" style:family="paragraph" style:parent-style-name="Standard">
      <style:paragraph-properties fo:text-align="start" style:justify-single-word="false"/>
      <style:text-properties officeooo:paragraph-rsid="0016ec00"/>
    </style:style>
    <style:style style:name="P5" style:family="paragraph" style:parent-style-name="Standard">
      <style:paragraph-properties fo:text-align="start" style:justify-single-word="false"/>
      <style:text-properties officeooo:paragraph-rsid="001b3a8b"/>
    </style:style>
    <style:style style:name="P6" style:family="paragraph" style:parent-style-name="Standard">
      <style:paragraph-properties fo:text-align="start" style:justify-single-word="false"/>
      <style:text-properties officeooo:rsid="00183524" officeooo:paragraph-rsid="00183524"/>
    </style:style>
    <style:style style:name="P7" style:family="paragraph" style:parent-style-name="Standard">
      <style:text-properties officeooo:rsid="00195420" officeooo:paragraph-rsid="00195420"/>
    </style:style>
    <style:style style:name="P8" style:family="paragraph" style:parent-style-name="Standard">
      <style:text-properties officeooo:rsid="001a4372" officeooo:paragraph-rsid="001a4372"/>
    </style:style>
    <style:style style:name="P9" style:family="paragraph" style:parent-style-name="Standard">
      <style:paragraph-properties fo:text-align="start" style:justify-single-word="false"/>
      <style:text-properties officeooo:rsid="001a4372" officeooo:paragraph-rsid="001a4372"/>
    </style:style>
    <style:style style:name="P10" style:family="paragraph" style:parent-style-name="Standard">
      <style:paragraph-properties fo:text-align="start" style:justify-single-word="false"/>
      <style:text-properties officeooo:rsid="001b3a8b" officeooo:paragraph-rsid="001b3a8b"/>
    </style:style>
    <style:style style:name="P11" style:family="paragraph" style:parent-style-name="Standard">
      <style:paragraph-properties fo:text-align="start" style:justify-single-word="false"/>
      <style:text-properties officeooo:rsid="001b7f2a" officeooo:paragraph-rsid="001b7f2a"/>
    </style:style>
    <style:style style:name="T1" style:family="text">
      <style:text-properties fo:color="#000000" style:font-name="HelveticaNeue" fo:font-size="11pt" style:font-size-asian="11pt"/>
    </style:style>
    <style:style style:name="T2" style:family="text">
      <style:text-properties fo:color="#000000" style:font-name="HelveticaNeue" fo:font-size="11pt" officeooo:rsid="0016ec00" style:font-size-asian="11pt"/>
    </style:style>
    <style:style style:name="T3" style:family="text">
      <style:text-properties officeooo:rsid="0016ffcb"/>
    </style:style>
    <style:style style:name="T4" style:family="text">
      <style:text-properties officeooo:rsid="00183524"/>
    </style:style>
    <style:style style:name="T5" style:family="text">
      <style:text-properties officeooo:rsid="001a4372"/>
    </style:style>
    <style:style style:name="T6" style:family="text">
      <style:text-properties style:text-position="super 58%" officeooo:rsid="001b3a8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programming HW – 1</text:p>
      <text:p text:style-name="P1"/>
      <text:p text:style-name="P2">1.</text:p>
      <text:p text:style-name="P2"><text:s/></text:p>
      <text:p text:style-name="P2">My current computer is a custom built desktop running as <text:span text:style-name="T1">3.5 GHz Intel Core i5 processor. <text:s/>It currently has 8gb of ram and 3gb of video ram.</text:span></text:p>
      <text:p text:style-name="P3"/>
      <text:p text:style-name="P3">The disk space is 1 TB disk drive and 250 GB solid state drive.</text:p>
      <text:p text:style-name="P3"/>
      <text:p text:style-name="P3">2.</text:p>
      <text:p text:style-name="P3"/>
      <text:p text:style-name="P4"><text:span text:style-name="T2">My current phone is a Samsung ga</text:span>laxy S5 with a Quad-core 2.5 GHz Krait 400 <text:span text:style-name="T3">and 2 gb of ram. It has 16 gb of internal memory. It is running Android.</text:span></text:p>
      <text:p text:style-name="P4"/>
      <text:p text:style-name="P6">3.</text:p>
      <text:p text:style-name="P6"/>
      <text:p text:style-name="Standard">A von Neumann Bottleneck <text:span text:style-name="T4">is the idea that throughput in the system is limited by the ability of processors relative to the ability to transfer data.</text:span></text:p>
      <text:p text:style-name="Standard"/>
      <text:p text:style-name="P7">4.</text:p>
      <text:p text:style-name="P7"/>
      <text:p text:style-name="P8">In a 4 bit architecture 16 bytes of memory can be addressed.</text:p>
      <text:p text:style-name="P7"/>
      <text:p text:style-name="P7">5.</text:p>
      <text:p text:style-name="P6"/>
      <text:p text:style-name="P5"><text:span text:style-name="T5">In a 8 bit architecture 256 bytes of memory can be addressed.</text:span></text:p>
      <text:p text:style-name="P9"/>
      <text:p text:style-name="P9">6.</text:p>
      <text:p text:style-name="Standard"/>
      <text:p text:style-name="Standard">In a 16 bit architecture 65536 bytes of memory can be addressed.</text:p>
      <text:p text:style-name="Standard"/>
      <text:p text:style-name="Standard">7.</text:p>
      <text:p text:style-name="Standard"/>
      <text:p text:style-name="Standard">In a 32 bit architecture 4294967296 bytes of memory can be addressed.</text:p>
      <text:p text:style-name="Standard"/>
      <text:p text:style-name="Standard">8.</text:p>
      <text:p text:style-name="Standard"/>
      <text:p text:style-name="Standard">In a 64 bit architecture 1.84467x 10<text:span text:style-name="T6">19</text:span> bytes of memory can be addressed.</text:p>
      <text:p text:style-name="Standard"/>
      <text:p text:style-name="P9">9.</text:p>
      <text:p text:style-name="P9"/>
      <text:p text:style-name="P10">a. 2468</text:p>
      <text:p text:style-name="P10"/>
      <text:p text:style-name="P10">b. 4023</text:p>
      <text:p text:style-name="P10"/>
      <text:p text:style-name="P10">c. 1776</text:p>
      <text:p text:style-name="P9"/>
      <text:p text:style-name="P9">10.</text:p>
      <text:p text:style-name="P9"/>
      <text:p text:style-name="P10">a. 10 + 5 = 15</text:p>
      <text:p text:style-name="P10"/>
      <text:p text:style-name="P10">b. 10 + 7 = 17</text:p>
      <text:p text:style-name="P10"/>
      <text:p text:style-name="P10"><text:soft-page-break/>c. 7 + 1 = 8</text:p>
      <text:p text:style-name="P9"/>
      <text:p text:style-name="P9">11.</text:p>
      <text:p text:style-name="P9"/>
      <text:p text:style-name="P11">Base 8 can be used to effectively represent 3 bits of data at a time</text:p>
      <text:p text:style-name="P9"/>
      <text:p text:style-name="P9">12.</text:p>
      <text:p text:style-name="P9"/>
      <text:p text:style-name="P11">Base 16 can be used to effectively represent 4 bits of data at a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, Arial"/>
    <style:font-face style:name="CMSS12" svg:font-family="CMSS12"/>
    <style:font-face style:name="Roboto-Regular" svg:font-family="Roboto-Regular, helvetica, arial, sans-serif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8:46:22.435611000</meta:creation-date>
    <dc:date>2015-09-21T20:25:26.833788000</dc:date>
    <meta:editing-duration>PT25M34S</meta:editing-duration>
    <meta:editing-cycles>7</meta:editing-cycles>
    <meta:generator>LibreOffice/4.4.4.3$MacOSX_X86_64 LibreOffice_project/2c39ebcf046445232b798108aa8a7e7d89552ea8</meta:generator>
    <dc:creator>Conor O'Kelly</dc:creator>
    <meta:document-statistic meta:table-count="0" meta:image-count="0" meta:object-count="0" meta:page-count="2" meta:paragraph-count="31" meta:word-count="229" meta:character-count="1075" meta:non-whitespace-character-count="873"/>
  </office:meta>
</office:document-meta>
</file>